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7.8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7.5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44pt" fo:break-before="auto" style:use-optimal-row-height="true"/>
    </style:style>
    <style:style style:name="ro6" style:family="table-row">
      <style:table-row-properties style:row-height="34.6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pt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0.74pt dotted #000000" fo:background-color="#ff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0.74pt dotted #000000" fo:border-left="none" fo:border-right="none" fo:border-top="0.74pt dotted #000000"/>
      <style:text-properties style:text-position=""/>
    </style:style>
    <style:style style:name="ce2" style:family="table-cell" style:parent-style-name="Default">
      <style:table-cell-properties fo:border-bottom="0.74pt dotted #000000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3" style:family="table-cell" style:parent-style-name="Default">
      <style:table-cell-properties fo:border-bottom="0.74pt dotted #000000" fo:background-color="#ccffcc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4" style:family="table-cell" style:parent-style-name="Default">
      <style:table-cell-properties fo:border-bottom="0.74pt dotted #000000" fo:background-color="#ffffcc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5" style:family="table-cell" style:parent-style-name="Default">
      <style:table-cell-properties fo:border-bottom="0.74pt dotted #000000" fo:background-color="transparent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6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text-position="" style:font-weight-asian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dotted #000000" fo:background-color="#cc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order-bottom="0.74pt dotted #000000" fo:wrap-option="no-wrap" fo:border-left="0.74pt solid #000000" fo:border-right="0.74pt solid #000000" fo:border-top="0.74pt dotted #000000"/>
      <style:text-properties style:font-weight-asian="normal"/>
    </style:style>
    <style:style style:name="ce20" style:family="table-cell" style:parent-style-name="Default">
      <style:table-cell-properties fo:border-bottom="0.74pt dotted #000000" fo:background-color="#ccffcc" fo:wrap-option="no-wrap" fo:border-left="0.74pt solid #000000" fo:border-right="0.74pt solid #000000" fo:border-top="0.74pt dotted #000000"/>
      <style:text-properties style:font-weight-asian="normal"/>
    </style:style>
    <style:style style:name="ce21" style:family="table-cell" style:parent-style-name="Default">
      <style:table-cell-properties fo:border-bottom="0.74pt dotted #000000" fo:background-color="#ffffcc" fo:wrap-option="no-wrap" fo:border-left="0.74pt solid #000000" fo:border-right="0.74pt solid #000000" fo:border-top="0.74pt dotted #000000"/>
      <style:text-properties style:font-weight-asian="normal"/>
    </style:style>
    <style:style style:name="ce22" style:family="table-cell" style:parent-style-name="Default">
      <style:table-cell-properties fo:border-bottom="0.74pt dotted #000000" fo:background-color="transparent" fo:wrap-option="no-wrap" fo:border-left="0.74pt solid #000000" fo:border-right="0.74pt solid #000000" fo:border-top="0.74pt dotted #000000"/>
      <style:text-properties style:font-weight-asian="normal"/>
    </style:style>
    <style:style style:name="ce23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font-weight-asian="normal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dotted #000000" fo:background-color="#cc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dotted #000000" fo:background-color="#ff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fo:border-bottom="0.74pt dotted #000000" fo:border-left="none" fo:border-right="none" fo:border-top="0.74pt dotted #000000"/>
    </style:style>
    <style:style style:name="ce31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wrap-option="wrap" fo:border="0.74pt solid #000000"/>
    </style:style>
    <style:style style:name="ce33" style:family="table-cell" style:parent-style-name="Default">
      <style:table-cell-properties fo:wrap-option="wrap" fo:border="0.74pt solid #000000"/>
      <style:text-properties style:font-weight-asian="normal"/>
    </style:style>
    <style:style style:name="ce34" style:family="table-cell" style:parent-style-name="Default">
      <style:table-cell-properties fo:wrap-option="wrap" fo:border="0.74pt solid #000000"/>
      <style:text-properties style:font-name="Liberation Sans" style:font-name-asian="WenQuanYi Zen Hei Sharp" style:font-name-complex="Lohit Devanagari"/>
    </style:style>
    <style:style style:name="ce35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nage security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7" office:value-type="string" calcext:value-type="string">
            <text:p>THEORY</text:p>
          </table:table-cell>
          <table:table-cell table:style-name="ce7" office:value-type="string" calcext:value-type="string">
            <text:p>PRACTICE</text:p>
          </table:table-cell>
          <table:table-cell table:style-name="ce12" table:number-columns-repeated="1021"/>
        </table:table-row>
        <table:table-row table:style-name="ro1">
          <table:table-cell table:style-name="ce2" office:value-type="string" calcext:value-type="string">
            <text:p>Understand and use essential tool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ccess a shell prompt and issue commands with correct syntax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Use input-output redirection (&gt;, &gt;&gt;, |, 2&gt;, etc.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Use grep and regular expressions to analyze tex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ccess remote systems using ssh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og in and switch users in multiuser targe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rchive, compress, unpack, and uncompress files using tar, star, gzip, and bzip2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edit text fil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copy, and move files and directori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hard and soft link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ist, set, and change standard ugo/rwx permission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ocate, read, and use system documentation including man, info, and files in /usr/share/doc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Operate running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Boot, reboot, and shut down a system normally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Boot systems into different targets manuall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Interrupt the boot process in order to gain access to a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Identify CPU/memory intensive processes, adjust process priority with renice, and kill process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Locate and interpret system log files and journal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Access a virtual machine's console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tart and stop virtual machin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tart, stop, and check the status of network servic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ecurely transfer files between system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Configure local storage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ist, create, delete partitions on MBR and GPT disk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remove physical volumes, assign physical volumes to volume groups, and create and delete logical volum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onfigure systems to mount file systems at boot by Universally Unique ID (UUID) or labe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dd new partitions and logical volumes, and swap to a system non-destructively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Create and configure file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mount, unmount, and use vfat, ext4, and xfs file system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office:annotation draw:style-name="gr1" draw:text-style-name="P2" svg:width="82.18pt" svg:height="28.09pt" svg:x="474.83pt" svg:y="626.4pt" draw:caption-point-x="-17.29pt" draw:caption-point-y="21.88pt">
              <dc:date>2016-10-17T00:00:00</dc:date>
              <text:p text:style-name="P1">Book RH134, chapter 11</text:p>
            </office:annotation>
            <text:p><text:s text:c="8"/>Mount and unmount CIFS and NFS network file system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Extend existing logical volum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configure set-GID directories for collaborati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manage Access Control Lists (ACLs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Diagnose and correct file permission problem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Deploy, configure, and maintain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networking and hostname resolution statically or dynamicall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Schedule tasks using at and cr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Start and stop services and configure services to start automatically at boo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systems to boot into a specific target automaticall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Install Red Hat Enterprise Linux automatically using Kickstar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a physical machine to host virtual guest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Install Red Hat Enterprise Linux systems as virtual guest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systems to launch virtual machines at boo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network services to start automatically at boo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a system to use time servic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Install and update software packages from Red Hat Network, a remote repository, or from the local file system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Update the kernel package appropriately to ensure a bootable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Modify the system bootloader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Manage users and group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and modify local user accoun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hange passwords and adjust password aging for local user accoun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and modify local groups and group membership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Configure a system to use an existing authentication service for user and group informatio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firewall settings using firewall-config, firewall-cmd, or iptable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key-based authentication for SSH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Set enforcing and permissive modes for SELinu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List and identify SELinux file and process contex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Restore default file contex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Use boolean settings to modify system SELinux setting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Diagnose and address routine SELinux policy violation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>
        <table:table-column table:style-name="co4" table:default-cell-style-name="ce32"/>
        <table:table-column table:style-name="co3" table:default-cell-style-name="ce36"/>
        <table:table-column table:style-name="co3" table:number-columns-repeated="1022" table:default-cell-style-name="Default"/>
        <table:table-row table:style-name="ro3">
          <table:table-cell table:style-name="ce31" office:value-type="string" calcext:value-type="string">
            <text:p>Objective</text:p>
          </table:table-cell>
          <table:table-cell table:style-name="ce35" office:value-type="string" calcext:value-type="string">
            <text:p>Status</text:p>
          </table:table-cell>
          <table:table-cell table:style-name="ce37" table:number-columns-repeated="1022"/>
        </table:table-row>
        <table:table-row table:style-name="ro4">
          <table:table-cell office:value-type="string" calcext:value-type="string">
            <text:p>Boot loader grub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UB2 environment variabl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at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age firewall with firewall-c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Linux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orking with systemd</text:p>
            <text:p>A) systemctl kill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dding users, groups, and home dir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TP client and serv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mcli con modif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RUB2 configuration</text:p>
            <text:p>   A) GRUB2 environment variables</text:p>
            <text:p>   B) set entry as the default one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um whatprovid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urnalctl</text:p>
          </table:table-cell>
          <table:table-cell table:number-columns-repeated="1023"/>
        </table:table-row>
        <table:table-row table:style-name="ro6">
          <table:table-cell table:style-name="ce33" office:value-type="string" calcext:value-type="string">
            <text:p>Which of these commands extends a logical volume and its associated file system?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hich command displays the list of services currently in status failed?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hich command to permanently add the httpd service to the default zone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passw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Help system</text:p>
            <text:p>mandb - create or update the manual page index caches</text:p>
          </table:table-cell>
          <table:table-cell table:number-columns-repeated="1023"/>
        </table:table-row>
        <table:table-row table:style-name="ro5">
          <table:table-cell table:style-name="ce34" office:value-type="string" calcext:value-type="string">
            <text:p>Mount and unmount CIFS and NFS network file system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direct map called /etc/auto.guest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nmcli commands to ignore the DNS configuration coming with DHCP for a connection called net-eth0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xfs_adm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ow to mount NFS dir with Automounter?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hich directory is used to store the firewall configuration of the main services?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Which directory is used to store the configuration of the main services?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dd the user to the supplementary group(s).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5">
          <table:table-cell table:style-name="Default" office:value-type="string" calcext:value-type="string">
            <text:p>Configure a virtual console.</text:p>
            <text:p>   A) grubby</text:p>
          </table:table-cell>
          <table:table-cell table:number-columns-repeated="1023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Manage security'.A1:'Manage security'.C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50.4pt" fo:margin-bottom="50.4pt" fo:margin-left="50.4pt" fo:margin-right="50.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0:34:27.292956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16T12:21:25.890604186</meta:creation-date>
    <dc:date>2016-10-18T10:34:42.765637561</dc:date>
    <dc:creator>pgeorgie </dc:creator>
    <meta:editing-duration>PT1H57M23S</meta:editing-duration>
    <meta:editing-cycles>82</meta:editing-cycles>
    <meta:generator>LibreOffice/5.0.6.2$Linux_X86_64 LibreOffice_project/00$Build-2</meta:generator>
    <meta:document-statistic meta:table-count="2" meta:cell-count="205" meta:object-count="0"/>
  </office:meta>
</office:document-meta>
</file>